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E0000003B9DC1774B64C8AA83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0815in" svg:height="0.4992in" svg:x="0.9646in" svg:y="0.5843in">
            <draw:image xlink:href="Pictures/100000010000025E0000003B9DC1774B64C8AA83.png" xlink:type="simple" xlink:show="embed" xlink:actuate="onLoad" draw:mime-type="image/png">
              <text:p/>
            </draw:image>
          </draw:frame>
          <draw:frame draw:z-index="1" draw:style-name="gr2" draw:text-style-name="P1" svg:width="6.2988in" svg:height="3.5429in" svg:x="7.4689in" svg:y="0.5913in">
            <draw:object draw:notify-on-update-of-ranges="Sheet1.B19:Sheet1.B27 Sheet1.C19:Sheet1.C27 Sheet1.D19:Sheet1.D27 Sheet1.B19:Sheet1.B27" xlink:href="./Object 1" xlink:type="simple" xlink:show="embed" xlink:actuate="onLoad">
              <loext:p text:style-name="P2">et()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ample 21.1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grate numericall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act value=</text:p>
          </table:table-cell>
          <table:table-cell table:style-name="ce1" office:value-type="float" office:value="1.640533" calcext:value-type="float">
            <text:p>1.640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(a)</text:p>
          </table:table-cell>
          <table:table-cell table:style-name="ce1" office:value-type="string" calcext:value-type="string">
            <text:p>f(b)</text:p>
          </table:table-cell>
          <table:table-cell table:style-name="ce1" office:value-type="string" calcext:value-type="string">
            <text:p>f(b)+f(a)</text:p>
          </table:table-cell>
          <table:table-cell table:style-name="ce1" office:value-type="string" calcext:value-type="string">
            <text:p>b-a</text:p>
          </table:table-cell>
          <table:table-cell table:style-name="ce1" office:value-type="string" calcext:value-type="string">
            <text:p>I= (b-a)*(f(b)+f(a))/2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(%)</text:p>
          </table:table-cell>
        </table:table-row>
        <table:table-row table:style-name="ro1">
          <table:table-cell/>
          <table:table-cell table:style-name="ce1" table:formula="of:=0.2+25*[.C10]-200*([.C10])^2+675*([.C10])^3-900*([.C10])^4+400*([.C10])^5" office:value-type="float" office:value="0.2" calcext:value-type="float">
            <text:p>0.2</text:p>
          </table:table-cell>
          <table:table-cell table:style-name="ce1" table:formula="of:=0.2+25*[.C11]-200*([.C11])^2+675*([.C11])^3-900*([.C11])^4+400*([.C11])^5" office:value-type="float" office:value="0.232000000000056" calcext:value-type="float">
            <text:p>0.232000000000056</text:p>
          </table:table-cell>
          <table:table-cell table:style-name="ce1" table:formula="of:=[.C15]+[.B15]" office:value-type="float" office:value="0.432000000000056" calcext:value-type="float">
            <text:p>0.432000000000056</text:p>
          </table:table-cell>
          <table:table-cell table:style-name="ce1" table:formula="of:=[.C11]-[.C10]" office:value-type="float" office:value="0.8" calcext:value-type="float">
            <text:p>0.8</text:p>
          </table:table-cell>
          <table:table-cell table:style-name="ce1" table:formula="of:=([.E15])*[.D15]/2" office:value-type="float" office:value="0.172800000000022" calcext:value-type="float">
            <text:p>0.172800000000022</text:p>
          </table:table-cell>
          <table:table-cell table:style-name="ce1" table:formula="of:=[.F10]-[.F15]" office:value-type="float" office:value="1.46773299999998" calcext:value-type="float">
            <text:p>1.46773299999998</text:p>
          </table:table-cell>
          <table:table-cell table:style-name="ce1" table:formula="of:=100*[.G15]/[.F10]" office:value-type="float" office:value="89.4668379118236" calcext:value-type="float">
            <text:p>89.46683791182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office:value-type="string" calcext:value-type="string">
            <text:p>f_{approx}(x)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0.2+25*[.B19]-200*([.B19])^2+675*([.B19])^3-900*([.B19])^4+400*([.B19])^5" office:value-type="float" office:value="0.2" calcext:value-type="float">
            <text:p>0.2</text:p>
          </table:table-cell>
          <table:table-cell table:style-name="ce1" table:formula="of:=[.$B$15]+([.B19]-[.$C$10])*([.$C$15]-[.$B$15])/([.$C$11]-[.$C$10])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19]+0.1" office:value-type="float" office:value="0.1" calcext:value-type="float">
            <text:p>0.1</text:p>
          </table:table-cell>
          <table:table-cell table:style-name="ce1" table:formula="of:=0.2+25*[.B20]-200*([.B20])^2+675*([.B20])^3-900*([.B20])^4+400*([.B20])^5" office:value-type="float" office:value="1.289" calcext:value-type="float">
            <text:p>1.289</text:p>
          </table:table-cell>
          <table:table-cell table:style-name="ce1" table:formula="of:=[.$B$15]+([.B20]-[.$C$10])*([.$C$15]-[.$B$15])/([.$C$11]-[.$C$10])" office:value-type="float" office:value="0.204000000000007" calcext:value-type="float">
            <text:p>0.204000000000007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0]+0.1" office:value-type="float" office:value="0.2" calcext:value-type="float">
            <text:p>0.2</text:p>
          </table:table-cell>
          <table:table-cell table:style-name="ce1" table:formula="of:=0.2+25*[.B21]-200*([.B21])^2+675*([.B21])^3-900*([.B21])^4+400*([.B21])^5" office:value-type="float" office:value="1.288" calcext:value-type="float">
            <text:p>1.288</text:p>
          </table:table-cell>
          <table:table-cell table:style-name="ce1" table:formula="of:=[.$B$15]+([.B21]-[.$C$10])*([.$C$15]-[.$B$15])/([.$C$11]-[.$C$10])" office:value-type="float" office:value="0.208000000000014" calcext:value-type="float">
            <text:p>0.208000000000014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1]+0.1" office:value-type="float" office:value="0.3" calcext:value-type="float">
            <text:p>0.3</text:p>
          </table:table-cell>
          <table:table-cell table:style-name="ce1" table:formula="of:=0.2+25*[.B22]-200*([.B22])^2+675*([.B22])^3-900*([.B22])^4+400*([.B22])^5" office:value-type="float" office:value="1.607" calcext:value-type="float">
            <text:p>1.607</text:p>
          </table:table-cell>
          <table:table-cell table:style-name="ce1" table:formula="of:=[.$B$15]+([.B22]-[.$C$10])*([.$C$15]-[.$B$15])/([.$C$11]-[.$C$10])" office:value-type="float" office:value="0.212000000000021" calcext:value-type="float">
            <text:p>0.21200000000002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2]+0.1" office:value-type="float" office:value="0.4" calcext:value-type="float">
            <text:p>0.4</text:p>
          </table:table-cell>
          <table:table-cell table:style-name="ce1" table:formula="of:=0.2+25*[.B23]-200*([.B23])^2+675*([.B23])^3-900*([.B23])^4+400*([.B23])^5" office:value-type="float" office:value="2.456" calcext:value-type="float">
            <text:p>2.456</text:p>
          </table:table-cell>
          <table:table-cell table:style-name="ce1" table:formula="of:=[.$B$15]+([.B23]-[.$C$10])*([.$C$15]-[.$B$15])/([.$C$11]-[.$C$10])" office:value-type="float" office:value="0.216000000000028" calcext:value-type="float">
            <text:p>0.21600000000002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3]+0.1" office:value-type="float" office:value="0.5" calcext:value-type="float">
            <text:p>0.5</text:p>
          </table:table-cell>
          <table:table-cell table:style-name="ce1" table:formula="of:=0.2+25*[.B24]-200*([.B24])^2+675*([.B24])^3-900*([.B24])^4+400*([.B24])^5" office:value-type="float" office:value="3.325" calcext:value-type="float">
            <text:p>3.325</text:p>
          </table:table-cell>
          <table:table-cell table:style-name="ce1" table:formula="of:=[.$B$15]+([.B24]-[.$C$10])*([.$C$15]-[.$B$15])/([.$C$11]-[.$C$10])" office:value-type="float" office:value="0.220000000000035" calcext:value-type="float">
            <text:p>0.220000000000035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4]+0.1" office:value-type="float" office:value="0.6" calcext:value-type="float">
            <text:p>0.6</text:p>
          </table:table-cell>
          <table:table-cell table:style-name="ce1" table:formula="of:=0.2+25*[.B25]-200*([.B25])^2+675*([.B25])^3-900*([.B25])^4+400*([.B25])^5" office:value-type="float" office:value="3.46399999999998" calcext:value-type="float">
            <text:p>3.46399999999998</text:p>
          </table:table-cell>
          <table:table-cell table:style-name="ce1" table:formula="of:=[.$B$15]+([.B25]-[.$C$10])*([.$C$15]-[.$B$15])/([.$C$11]-[.$C$10])" office:value-type="float" office:value="0.224000000000042" calcext:value-type="float">
            <text:p>0.224000000000042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5]+0.1" office:value-type="float" office:value="0.7" calcext:value-type="float">
            <text:p>0.7</text:p>
          </table:table-cell>
          <table:table-cell table:style-name="ce1" table:formula="of:=0.2+25*[.B26]-200*([.B26])^2+675*([.B26])^3-900*([.B26])^4+400*([.B26])^5" office:value-type="float" office:value="2.363" calcext:value-type="float">
            <text:p>2.363</text:p>
          </table:table-cell>
          <table:table-cell table:style-name="ce1" table:formula="of:=[.$B$15]+([.B26]-[.$C$10])*([.$C$15]-[.$B$15])/([.$C$11]-[.$C$10])" office:value-type="float" office:value="0.228000000000049" calcext:value-type="float">
            <text:p>0.22800000000004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26]+0.1" office:value-type="float" office:value="0.8" calcext:value-type="float">
            <text:p>0.8</text:p>
          </table:table-cell>
          <table:table-cell table:style-name="ce1" table:formula="of:=0.2+25*[.B27]-200*([.B27])^2+675*([.B27])^3-900*([.B27])^4+400*([.B27])^5" office:value-type="float" office:value="0.231999999999999" calcext:value-type="float">
            <text:p>0.231999999999999</text:p>
          </table:table-cell>
          <table:table-cell table:style-name="ce1" table:formula="of:=[.$B$15]+([.B27]-[.$C$10])*([.$C$15]-[.$B$15])/([.$C$11]-[.$C$10])" office:value-type="float" office:value="0.232000000000056" calcext:value-type="float">
            <text:p>0.23200000000005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 calculatio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|’’(e)=</text:p>
          </table:table-cell>
          <table:table-cell table:formula="of:=([.C33]-[.C34])/([.C11]-[.C10])" office:value-type="float" office:value="-60.0000000000001" calcext:value-type="float">
            <text:p>-60.0000000000001</text:p>
          </table:table-cell>
          <table:table-cell/>
          <table:table-cell office:value-type="string" calcext:value-type="string">
            <text:p>Ea=</text:p>
          </table:table-cell>
          <table:table-cell table:formula="of:=-(1/12)*[.C31]*([.C11]-[.C10])^3" office:value-type="float" office:value="2.56000000000001" calcext:value-type="float">
            <text:p>2.5600000000000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’(b)=</text:p>
          </table:table-cell>
          <table:table-cell table:formula="of:=25-400*([.C11])+2025*([.C11])^2-3600*([.C11])^3+2000*([.C11])^4" office:value-type="float" office:value="-23.0000000000001" calcext:value-type="float">
            <text:p>-23.0000000000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’(a)=</text:p>
          </table:table-cell>
          <table:table-cell table:formula="of:=25-400*([.C10])+2025*([.C10])^2-3600*([.C10])^3+2000*([.C10])^4" office:value-type="float" office:value="25" calcext:value-type="float">
            <text:p>2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3T13:43:48.948458888</dc:date>
    <meta:editing-duration>PT32M53S</meta:editing-duration>
    <meta:editing-cycles>30</meta:editing-cycles>
    <meta:generator>LibreOffice/7.3.7.2$Linux_X86_64 LibreOffice_project/30$Build-2</meta:generator>
    <meta:document-statistic meta:table-count="1" meta:cell-count="6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46cm" style:legend-expansion="high" chart:style-name="ch2"/>
        <chart:plot-area chart:style-name="ch3" table:cell-range-address="Sheet1.B19:Sheet1.D27" chart:data-source-has-labels="row" svg:x="0.32cm" svg:y="0.18cm" svg:width="11.688cm" svg:height="8.64cm">
          <chart:coordinate-region svg:x="1.058cm" svg:y="0.382cm" svg:width="10.70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C19:Sheet1.C27" loext:label-string="function" chart:class="chart:scatter">
            <chart:domain table:cell-range-address="Sheet1.B19:Sheet1.B27"/>
            <chart:data-point chart:repeated="9"/>
          </chart:series>
          <chart:series chart:style-name="ch8" chart:values-cell-range-address="Sheet1.D19:Sheet1.D27" loext:label-string="trapezoidalrule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unction</text:p>
              </table:table-cell>
              <table:table-cell office:value-type="string">
                <text:p>trapezoidalru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9:Sheet1.B27</svg:desc>
                </draw:g>
              </table:table-cell>
              <table:table-cell office:value-type="float" office:value="0.2">
                <text:p>0.2</text:p>
                <draw:g>
                  <svg:desc>Sheet1.C19:Sheet1.C27</svg:desc>
                </draw:g>
              </table:table-cell>
              <table:table-cell office:value-type="float" office:value="0.2">
                <text:p>0.2</text:p>
                <draw:g>
                  <svg:desc>Sheet1.D19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289">
                <text:p>1.289</text:p>
              </table:table-cell>
              <table:table-cell office:value-type="float" office:value="0.204000000000007">
                <text:p>0.2040000000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.288">
                <text:p>1.288</text:p>
              </table:table-cell>
              <table:table-cell office:value-type="float" office:value="0.208000000000014">
                <text:p>0.20800000000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607">
                <text:p>1.607</text:p>
              </table:table-cell>
              <table:table-cell office:value-type="float" office:value="0.212000000000021">
                <text:p>0.21200000000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.456">
                <text:p>2.456</text:p>
              </table:table-cell>
              <table:table-cell office:value-type="float" office:value="0.216000000000028">
                <text:p>0.216000000000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325">
                <text:p>3.325</text:p>
              </table:table-cell>
              <table:table-cell office:value-type="float" office:value="0.220000000000035">
                <text:p>0.220000000000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46399999999998">
                <text:p>3.46399999999998</text:p>
              </table:table-cell>
              <table:table-cell office:value-type="float" office:value="0.224000000000042">
                <text:p>0.224000000000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.363">
                <text:p>2.363</text:p>
              </table:table-cell>
              <table:table-cell office:value-type="float" office:value="0.228000000000049">
                <text:p>0.228000000000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231999999999999">
                <text:p>0.231999999999999</text:p>
              </table:table-cell>
              <table:table-cell office:value-type="float" office:value="0.232000000000056">
                <text:p>0.232000000000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